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12a2fb"/>
    </style:style>
    <style:style style:name="P2" style:family="paragraph" style:parent-style-name="Standard">
      <style:text-properties officeooo:paragraph-rsid="00135325"/>
    </style:style>
    <style:style style:name="T1" style:family="text">
      <style:text-properties officeooo:rsid="0012a2fb"/>
    </style:style>
    <style:style style:name="T2" style:family="text">
      <style:text-properties officeooo:rsid="00135325"/>
    </style:style>
    <style:style style:name="T3" style:family="text">
      <style:text-properties officeooo:rsid="001472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CIA discovered an eastern organization that flew to the moon in 2018 have never returned back. CIA has a suspicion they set up a base and are preparing to do something very bad. The current subject of CIA‘s internal gossip is speculating whether they plan to destroy earth, or not. John Doe, the spokesman of CIA‘s foreign countries division, said, „We discovered they took some of the best east‘s scientists up there. All their research papers, that once have been in archived in The Archives Of East, is now gone. They are probably developing a deadly weapon.“.</text:span></text:p>
      <text:p text:style-name="P1"/>
      <text:p text:style-name="P2"><text:span text:style-name="T2">In order to slow down, or even set back their plan, they have choosen me to fly to the moon, find their base, and confront them. Even though they equipped me with some of the best current weapons, CIA‘s hopes are small. They think about it like they were just sacrificing someone in order to slow down their weapon research. But I think I can beat them! With my weapons, they will cry! </text:span><text:span text:style-name="T3">Well I should stop talking for myself now, I am landing in… 15 seconds?!<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káš Dulík</meta:initial-creator>
    <meta:creation-date>2020-11-30T08:15:03.841723464</meta:creation-date>
    <meta:generator>LibreOffice/6.4.6.2$Linux_X86_64 LibreOffice_project/40$Build-2</meta:generator>
    <dc:date>2020-11-30T08:35:55.155368013</dc:date>
    <dc:creator>Lukáš Dulík</dc:creator>
    <meta:editing-duration>PT9M9S</meta:editing-duration>
    <meta:editing-cycles>2</meta:editing-cycles>
    <meta:document-statistic meta:table-count="0" meta:image-count="0" meta:object-count="0" meta:page-count="1" meta:paragraph-count="2" meta:word-count="185" meta:character-count="1026" meta:non-whitespace-character-count="842"/>
  </office:meta>
</office:document-meta>
</file>